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BeanModel.findPropertyIndex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getProper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setMultiValue( boolean mult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addSetProperty( XmlModelWriter xw , Element element , String propertyName ,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addProperty( String name , String type , boolean required , boolean multi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deletePropert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.Property( String name , String type , boolean required , boolean multi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BeanModel.setClassName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BeanModel.isDynam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isPageFlowSco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writeToElement( XmlModelWriter xw ,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.isMulti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getFormBeanMessageResources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setActualType( String actua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setDynamic( boolean dynam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find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BeanModel.FormBeanModel( String name , String type , String actualType , boolean pageFlowScoped , String formBeanMessageResorucesKey , StrutsAp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BeanModel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updateProperties( Collection new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getActua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Model.deleteProperty( Property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